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dfed7" officeooo:paragraph-rsid="001dfed7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dfed7" officeooo:paragraph-rsid="001dfed7"/>
    </style:style>
    <style:style style:name="P3" style:family="paragraph" style:parent-style-name="Standard">
      <style:text-properties style:font-name="Liberation Sans" officeooo:rsid="001e6ab3" officeooo:paragraph-rsid="001e6ab3"/>
    </style:style>
    <style:style style:name="P4" style:family="paragraph" style:parent-style-name="Standard">
      <style:text-properties fo:color="#000f7f" loext:opacity="100%" style:font-name="Liberation Sans" officeooo:rsid="001e6ab3" officeooo:paragraph-rsid="001e6ab3"/>
    </style:style>
    <style:style style:name="P5" style:family="paragraph" style:parent-style-name="Standard">
      <style:text-properties style:font-name="Liberation Sans" officeooo:rsid="00232710" officeooo:paragraph-rsid="00232710"/>
    </style:style>
    <style:style style:name="P6" style:family="paragraph" style:parent-style-name="Standard">
      <style:text-properties style:font-name="Liberation Sans" officeooo:rsid="00233a09" officeooo:paragraph-rsid="00233a09"/>
    </style:style>
    <style:style style:name="P7" style:family="paragraph" style:parent-style-name="Standard">
      <style:text-properties fo:color="#000f7f" loext:opacity="100%" style:font-name="Liberation Sans" officeooo:rsid="00233a09" officeooo:paragraph-rsid="00233a09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33a09" officeooo:paragraph-rsid="00233a09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f7f" loext:opacity="100%" style:font-name="Liberation Sans" officeooo:rsid="002b5333" officeooo:paragraph-rsid="002b5333"/>
    </style:style>
    <style:style style:name="P10" style:family="paragraph" style:parent-style-name="Standard">
      <style:paragraph-properties fo:break-before="page"/>
      <style:text-properties style:use-window-font-color="true" loext:opacity="0%" style:font-name="Liberation Sans" officeooo:rsid="002b5333" officeooo:paragraph-rsid="002b5333"/>
    </style:style>
    <style:style style:name="P11" style:family="paragraph" style:parent-style-name="Standard">
      <style:text-properties style:use-window-font-color="true" loext:opacity="0%" style:font-name="Liberation Sans" officeooo:rsid="002b5333" officeooo:paragraph-rsid="002b5333"/>
    </style:style>
    <style:style style:name="P12" style:family="paragraph" style:parent-style-name="Standard">
      <style:text-properties style:use-window-font-color="true" loext:opacity="0%" style:font-name="Liberation Sans" officeooo:rsid="0030a6da" officeooo:paragraph-rsid="0030a6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000f7f" loext:opacity="100%"/>
    </style:style>
    <style:style style:name="T4" style:family="text">
      <style:text-properties fo:color="#000f7f" loext:opacity="100%" officeooo:rsid="0021da52"/>
    </style:style>
    <style:style style:name="T5" style:family="text">
      <style:text-properties fo:color="#000f7f" loext:opacity="100%" fo:font-style="italic" officeooo:rsid="0021da52" style:font-style-asian="italic" style:font-style-complex="italic"/>
    </style:style>
    <style:style style:name="T6" style:family="text">
      <style:text-properties fo:color="#000f7f" loext:opacity="100%" fo:font-style="normal" officeooo:rsid="0021da52" style:font-style-asian="normal" style:font-style-complex="normal"/>
    </style:style>
    <style:style style:name="T7" style:family="text">
      <style:text-properties officeooo:rsid="002d1c72"/>
    </style:style>
    <style:style style:name="T8" style:family="text">
      <style:text-properties officeooo:rsid="0028df55"/>
    </style:style>
    <style:style style:name="T9" style:family="text">
      <style:text-properties officeooo:rsid="002fc92e"/>
    </style:style>
    <style:style style:name="T10" style:family="text">
      <style:text-properties officeooo:rsid="002e6722"/>
    </style:style>
    <style:style style:name="T1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ATEGIA Y PLANIFICACIÓN</text:p>
      <text:p text:style-name="P2"/>
      <text:p text:style-name="P3"/>
      <text:p text:style-name="P3">1) Elige el negocio o empresa para la que vas a trabajar. Elige también un nombre. <text:span text:style-name="T1">Sé creativa</text:span>.</text:p>
      <text:p text:style-name="P4"><text:span text:style-name="T2">Slice snowboard</text:span>. El origen de la idea viene del juego de palabras con slice, que es sinónimo de “cortar” o “lonchear” y ice, que significa “hielo”, ambas en inglés.</text:p>
      <text:p text:style-name="P3"/>
      <text:p text:style-name="P3"/>
      <text:p text:style-name="P3">2) Define tu <text:span text:style-name="T1">audiencia</text:span> de la forma mas segmentada posible.</text:p>
      <text:p text:style-name="P3"/>
      <text:p text:style-name="P3">a) Género: <text:span text:style-name="T3">neutro.</text:span></text:p>
      <text:p text:style-name="P3"/>
      <text:p text:style-name="P3">b) Rango de edad: <text:span text:style-name="T3">infancia → adultez media </text:span><text:span text:style-name="T4">(diría incluso tardía, no es raro ver personas de 60 años por ahí </text:span><text:span text:style-name="T5">slashing the hard-water</text:span><text:span text:style-name="T6">, pero lo dejo en media porque es mas realista visto desde el puto de vista del negocio</text:span><text:span text:style-name="T4">).</text:span></text:p>
      <text:p text:style-name="P5"/>
      <text:p text:style-name="P5">c) Nacionalidad: <text:span text:style-name="T3">española, con facilidades para convertirse en internacional por el sector en el que se halla.</text:span></text:p>
      <text:p text:style-name="P5"/>
      <text:p text:style-name="P5"/>
      <text:p text:style-name="P6">3. Establece los <text:span text:style-name="T1">objetivos</text:span> de tu página.</text:p>
      <text:p text:style-name="P6"/>
      <text:p text:style-name="P6">a) Establece un objetivo principal:</text:p>
      <text:p text:style-name="P7"><text:span text:style-name="T1">Vender productos</text:span> relacionados con el snowboard, tanto ropa como equipo.</text:p>
      <text:p text:style-name="P6"/>
      <text:p text:style-name="P6">b) Establece dos objetivos secundarios. Razona su relación con el objetivo principal.</text:p>
      <text:p text:style-name="P7"><text:span text:style-name="T1">Visibilidad</text:span> y <text:span text:style-name="T1">buena imagen socialmente</text:span> (en RRSS especialmente ya que voy a vender mayormente online).</text:p>
      <text:p text:style-name="P6"/>
      <text:p text:style-name="P6"/>
      <text:p text:style-name="P8">ANÁLISIS</text:p>
      <text:p text:style-name="P6"/>
      <text:p text:style-name="P6">1) Define como será la estructura de la web, indicando cuáles van a ser sus directorios y la profundidad de clic que habrá para que se cumpla el objetivo principal y secundarios (sea de venta, de suscripción, etc).</text:p>
      <text:p text:style-name="P6"/>
      <text:p text:style-name="P6">a. Directorios: </text:p>
      <text:p text:style-name="P6"/>
      <text:p text:style-name="P6">b. Profundidad de clic de:</text:p>
      <text:p text:style-name="P6"><text:s text:c="2"/>i. Interfaz que cumple el objetivo principal:</text:p>
      <text:p text:style-name="P7"><text:span text:style-name="T7">Dos</text:span> <text:span text:style-name="T8">clic</text:span><text:span text:style-name="T7">s</text:span>.</text:p>
      <text:p text:style-name="P6"/>
      <text:p text:style-name="P6"><text:s text:c="2"/>ii. Interfaz que cumple el objetivo secundario n.º 1:</text:p>
      <text:p text:style-name="P7">Un <text:span text:style-name="T8">clic</text:span>.</text:p>
      <text:p text:style-name="P6"/>
      <text:p text:style-name="P6"><text:s text:c="2"/>iii. Interfaz que cumple el objetivo segundario nº 2:</text:p>
      <text:p text:style-name="P7">Dos <text:span text:style-name="T8">clics</text:span>.</text:p>
      <text:p text:style-name="P7"/>
      <text:p text:style-name="P7"/>
      <text:p text:style-name="P9"/>
      <text:p text:style-name="P10">2) ***El sitemap va adjunto en e<text:span text:style-name="T9">l </text:span><text:span text:style-name="T10">directorio </text:span><text:span text:style-name="T9">raíz del proyecto</text:span>.</text:p>
      <text:p text:style-name="P11"/>
      <text:p text:style-name="P11"/>
      <text:p text:style-name="P11">3) La herramienta utilizada para los wireframes y los mockups es Penpot (<text:a xlink:type="simple" xlink:href="https://penpot.app/" text:style-name="Internet_20_link" text:visited-style-name="Visited_20_Internet_20_Link"><text:span text:style-name="T11">https://penpot.app/</text:span></text:a>).</text:p>
      <text:p text:style-name="P11"/>
      <text:p text:style-name="P11"/>
      <text:p text:style-name="P12"># PRINCIPIO GESTALT: En el botón hamburguesa del menú principal (en el header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15:00.810668542</meta:creation-date>
    <dc:date>2024-12-04T21:11:36.507523722</dc:date>
    <meta:editing-duration>PT13M35S</meta:editing-duration>
    <meta:editing-cycles>12</meta:editing-cycles>
    <meta:generator>LibreOffice/24.8.3.2$Linux_X86_64 LibreOffice_project/480$Build-2</meta:generator>
    <meta:print-date>2024-10-19T20:10:23.165265537</meta:print-date>
    <meta:printed-by>Archivos PDF</meta:printed-by>
    <meta:document-statistic meta:table-count="0" meta:image-count="0" meta:object-count="0" meta:page-count="2" meta:paragraph-count="25" meta:word-count="284" meta:character-count="1709" meta:non-whitespace-character-count="1443"/>
  </office:meta>
</office:document-meta>
</file>